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Header0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er1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er2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er3" style:data-style-name="N0">
      <style:table-cell-properties style:vertical-align="top" fo:background-color="#C0C0C0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nges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SCENARIOS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SCENARIO RANGE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3 SCENARIOS IN SINGLE RANGE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cells = A8:B9, shown = Scenario2, selected = Scenario3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Item 2.1</text:p>
          </table:table-cell>
          <table:table-cell office:value-type="string" table:style-name="ce7">
            <text:p>Item 2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">
            <text:p>Item 2.3</text:p>
          </table:table-cell>
          <table:table-cell office:value-type="string" table:style-name="ce9">
            <text:p>Item 2.4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2 SCENARIOS IN SINGLE CELLS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cells = A14;B15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Item 5.1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0">
            <text:p>Item 5.2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REFERENCE CHECK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formula = "=RefCheck!$A$7", value = "linked cell"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office:value-type="string" office:string-value="linked cell" table:formula="of:=[RefCheck.$A$7]" table:style-name="ce1">
            <text:p>linked cell</text:p>
          </table:table-cell>
          <table:table-cell table:number-columns-repeated="16383" table:style-name="ce1"/>
        </table:table-row>
        <table:table-row table:number-rows-repeated="1048557" table:style-name="ro2">
          <table:table-cell table:number-columns-repeated="16384"/>
        </table:table-row>
      </table:table>
      <table:table table:name="Scenario1" table:style-name="ta3">
        <table:scenario table:protected="true" table:is-active="false" table:scenario-ranges="Scenario1.A8:Scenario1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1.1"/>
          <table:table-cell office:value-type="string" office:string-value="Item 1.2"/>
        </table:table-row>
        <table:table-row>
          <table:table-cell office:value-type="string" office:string-value="Item 1.3"/>
          <table:table-cell office:value-type="string" office:string-value="Item 1.4"/>
        </table:table-row>
      </table:table>
      <table:table table:name="Scenario2" table:style-name="ta3">
        <table:scenario table:protected="true" table:is-active="false" table:scenario-ranges="Scenario2.A8:Scenario2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2.1"/>
          <table:table-cell office:value-type="string" office:string-value="Item 2.2"/>
        </table:table-row>
        <table:table-row>
          <table:table-cell office:value-type="string" office:string-value="Item 2.3"/>
          <table:table-cell office:value-type="string" office:string-value="Item 2.4"/>
        </table:table-row>
      </table:table>
      <table:table table:name="Scenario3" table:style-name="ta3">
        <table:scenario table:protected="true" table:is-active="true" table:scenario-ranges="Scenario3.A8:Scenario3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3.1"/>
          <table:table-cell office:value-type="string" office:string-value="Item 3.2"/>
        </table:table-row>
        <table:table-row>
          <table:table-cell office:value-type="string" office:string-value="Item 3.3"/>
          <table:table-cell office:value-type="string" office:string-value="Item 3.4"/>
        </table:table-row>
      </table:table>
      <table:table table:name="Scenario4" table:style-name="ta3">
        <table:scenario table:protected="true" table:is-active="false" table:scenario-ranges="Scenario4.A14 Scenario4.B15" table:comment="" table:copy-back="false"/>
        <table:table-column/>
        <table:table-row table:number-rows-repeated="13">
          <table:table-cell table:number-columns-repeated="2"/>
        </table:table-row>
        <table:table-row>
          <table:table-cell office:value-type="string" office:string-value="Item 4.1"/>
          <table:table-cell/>
        </table:table-row>
        <table:table-row>
          <table:table-cell/>
          <table:table-cell office:value-type="string" office:string-value="Item 4.2"/>
        </table:table-row>
      </table:table>
      <table:table table:name="Scenario5" table:style-name="ta3">
        <table:scenario table:protected="true" table:is-active="false" table:scenario-ranges="Scenario5.A14 Scenario5.B15" table:comment="" table:copy-back="false"/>
        <table:table-column/>
        <table:table-row table:number-rows-repeated="13">
          <table:table-cell table:number-columns-repeated="2"/>
        </table:table-row>
        <table:table-row>
          <table:table-cell office:value-type="string" office:string-value="Item 5.1"/>
          <table:table-cell/>
        </table:table-row>
        <table:table-row>
          <table:table-cell/>
          <table:table-cell office:value-type="string" office:string-value="Item 5.2"/>
        </table:table-row>
      </table:table>
      <table:table table:name="Settings" table:style-name="ta2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SCENARIOS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SCENARIO SETTING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PROTECTION, VISIBILITY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Scenario10 = not protected/visible, Scenario11 = protected/hidden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COMMENTS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Scenario12 = "Comment for Scenario12"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REFERENCE CHECK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formula = "=RefCheck!$A$7", value = "linked cell"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office:value-type="string" office:string-value="linked cell" table:formula="of:=[RefCheck.$A$7]" table:style-name="ce1">
            <text:p>linked cell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Scenario10" table:style-name="ta3">
        <table:scenario table:protected="false" table:is-active="true" table:scenario-ranges="Scenario10.A8:Scenario10.B8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float" office:value="1"/>
          <table:table-cell office:value-type="float" office:value="1"/>
        </table:table-row>
      </table:table>
      <table:table table:name="Scenario11" table:style-name="ta3">
        <table:scenario table:protected="true" table:is-active="false" table:scenario-ranges="Scenario11.A8:Scenario11.B8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float" office:value="2"/>
          <table:table-cell office:value-type="float" office:value="2"/>
        </table:table-row>
      </table:table>
      <table:table table:name="Scenario12" table:style-name="ta3">
        <table:scenario table:protected="true" table:is-active="false" table:scenario-ranges="Scenario12.A13:Scenario12.B13" table:comment="Comment for Scenario12" table:copy-back="false"/>
        <table:table-column/>
        <table:table-row table:number-rows-repeated="12">
          <table:table-cell table:number-columns-repeated="2"/>
        </table:table-row>
        <table:table-row>
          <table:table-cell office:value-type="float" office:value="1"/>
          <table:table-cell office:value-type="float" office:value="1"/>
        </table:table-row>
      </table:table>
      <table:table table:name="Name" table:style-name="ta2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SCENARIOS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SCENARIO NAME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NAMES ALREADY USED IN SHEET "Ranges"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cells = A8:B9, shown = Scenario3, selected = Scenario2</text:p>
          </table:table-cell>
          <table: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Item 3.1</text:p>
          </table:table-cell>
          <table:table-cell office:value-type="string" table:style-name="ce7">
            <text:p>Item 3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">
            <text:p>Item 3.3</text:p>
          </table:table-cell>
          <table:table-cell office:value-type="string" table:style-name="ce9">
            <text:p>Item 3.4</text:p>
          </table:table-cell>
          <table:table-cell table:number-columns-repeated="16382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Scenario1" table:style-name="ta3">
        <table:scenario table:protected="true" table:is-active="false" table:scenario-ranges="Scenario1.A8:Scenario1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1.1"/>
          <table:table-cell office:value-type="string" office:string-value="Item 1.2"/>
        </table:table-row>
        <table:table-row>
          <table:table-cell office:value-type="string" office:string-value="Item 1.3"/>
          <table:table-cell office:value-type="string" office:string-value="Item 1.4"/>
        </table:table-row>
      </table:table>
      <table:table table:name="Scenario2" table:style-name="ta3">
        <table:scenario table:protected="true" table:is-active="true" table:scenario-ranges="Scenario2.A8:Scenario2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2.1"/>
          <table:table-cell office:value-type="string" office:string-value="Item 2.2"/>
        </table:table-row>
        <table:table-row>
          <table:table-cell office:value-type="string" office:string-value="Item 2.3"/>
          <table:table-cell office:value-type="string" office:string-value="Item 2.4"/>
        </table:table-row>
      </table:table>
      <table:table table:name="Scenario3" table:style-name="ta3">
        <table:scenario table:protected="true" table:is-active="false" table:scenario-ranges="Scenario3.A8:Scenario3.B9" table:comment="" table:copy-back="false"/>
        <table:table-column/>
        <table:table-row table:number-rows-repeated="7">
          <table:table-cell table:number-columns-repeated="2"/>
        </table:table-row>
        <table:table-row>
          <table:table-cell office:value-type="string" office:string-value="Item 3.1"/>
          <table:table-cell office:value-type="string" office:string-value="Item 3.2"/>
        </table:table-row>
        <table:table-row>
          <table:table-cell office:value-type="string" office:string-value="Item 3.3"/>
          <table:table-cell office:value-type="string" office:string-value="Item 3.4"/>
        </table:table-row>
      </table:table>
      <table:table table:name="RefCheck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SCENARIO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LINKED DATA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REFERENCE TARGE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table:number-columns-repeated="5" table:style-name="ce5"/>
          <table:table-cell table:number-columns-repeated="16379"/>
        </table:table-row>
        <table:table-row table:style-name="ro2">
          <table:table-cell office:value-type="string" table:style-name="ce1">
            <text:p>linked cell</text:p>
          </table:table-cell>
          <table:table-cell table:number-columns-repeated="16383" table:style-name="ce1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er0" style:family="table-cell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Header1" style:family="table-cell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er2" style:family="table-cell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er3" style:family="table-cell" style:data-style-name="N0">
      <style:table-cell-properties style:vertical-align="top" fo:background-color="#C0C0C0"/>
      <style:text-properties fo:color="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9-02-18T13:46:50Z</meta:creation-date>
    <dc:date>2014-02-28T10:09:35Z</dc:date>
    <meta:editing-duration>PT0S</meta:editing-duration>
  </office:meta>
</office:document-meta>
</file>